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background-color="#e6e6e6" fo:padding="0.049cm" fo:border="0.002cm solid #000000" style:shadow="none">
        <style:background-image/>
      </style:paragraph-properties>
      <style:text-properties style:font-name="Courier New" fo:font-size="10pt" style:font-size-asian="10pt" style:font-size-complex="10pt"/>
    </style:style>
    <style:style style:name="P8" style:family="paragraph" style:parent-style-name="Heading">
      <style:paragraph-properties fo:text-align="center" style:justify-single-word="false"/>
    </style:style>
    <style:style style:name="P9" style:family="paragraph" style:parent-style-name="Preformatted_20_Text">
      <style:paragraph-properties fo:margin-top="0cm" fo:margin-bottom="0.499cm" fo:background-color="#e6e6e6" fo:padding="0.049cm" fo:border="0.002cm solid #000000" style:shadow="none">
        <style:background-image/>
      </style:paragraph-properties>
      <style:text-properties style:font-name="Courier New" fo:font-size="10pt" style:font-size-asian="10pt" style:font-size-complex="10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/>
    <style:style style:name="P18" style:family="paragraph" style:parent-style-name="Standard" style:list-style-name="L9"/>
    <style:style style:name="P19" style:family="paragraph" style:parent-style-name="Standard" style:list-style-name="L10"/>
    <style:style style:name="P20" style:family="paragraph" style:parent-style-name="Standard" style:list-style-name="L11"/>
    <style:style style:name="P21" style:family="paragraph" style:parent-style-name="Standard" style:list-style-name="L12"/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 style:list-style-name="L13"/>
    <style:style style:name="P2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jaXplorer Driver API v2.7.X =&gt; 3.0</text:p>
      <text:p text:style-name="Standard"/>
      <text:h text:style-name="Heading_20_1" text:outline-level="1">Commons</text:h>
      <text:h text:style-name="Heading_20_2" text:outline-level="2">Common Parameters</text:h>
      <text:p text:style-name="P3">get_action</text:p>
      <text:p text:style-name="Standard">[required] Service differentiation. Basically, any service will be called by something like : </text:p>
      <text:p text:style-name="Standard"><text:a xlink:type="simple" xlink:href="http://host/ajaxplorer/content.php?get_action=action&amp;parameters">http://host/ajaxplorer/content.php?get_action=action&amp;parameters</text:a>...</text:p>
      <text:p text:style-name="Standard"/>
      <text:p text:style-name="P3">dir</text:p>
      <text:p text:style-name="Standard">Current location inside the repository, beginning with « / ».</text:p>
      <text:p text:style-name="Standard">Example : dir=/my/folder, dir=/</text:p>
      <text:p text:style-name="Standard"/>
      <text:p text:style-name="P3">file, file_[index]</text:p>
      <text:p text:style-name="Standard">In many cases, we need to pass on or more selected files. If selection is unique, pass only the « file » parameter, else parameters are indexed automatically : file_0, file_1, file2, etc. Values are the full path of the file inside the repository (not only the basename of the file, even if the current location is passed via the dir parameter).</text:p>
      <text:p text:style-name="Standard"><text:span text:style-name="T2">Example : ?get_action=toto&amp;</text:span>file_0=/my/folder/file1.txt&amp;file_1=/my/folder/file2.html&amp; etc...</text:p>
      <text:p text:style-name="Standard"/>
      <text:h text:style-name="Heading_20_2" text:outline-level="2">Common Returns</text:h>
      <text:p text:style-name="P2">Messages</text:p>
      <text:p text:style-name="Standard">When not explicited, all services return XML values. The root element is &lt;tree&gt;. Exceptions are converted to a &lt;message type=« ERROR »&gt;&lt;/message&gt; element, where as the success messages are &lt;message type=« SUCCESS »&gt;&lt;/message&gt;.</text:p>
      <text:p text:style-name="Standard">Example : </text:p>
      <text:p text:style-name="Preformatted_20_Text"><text:span text:style-name="T3">&lt;?xml version="1.0" encoding="UTF-8"?&gt;</text:span><text:line-break/>&lt;tree&gt;</text:p>
      <text:p text:style-name="Preformatted_20_Text">&lt;message type="ERROR"&gt;</text:p>
      <text:p text:style-name="Preformatted_20_Text">Impossible de trouver le fichier /admin/aaa78/20071207-eFlyCabaret+Recto.gif in E:\charlie\software\[...]\class.fsAccessDriver.php (l.206)</text:p>
      <text:p text:style-name="Preformatted_20_Text">&lt;/message&gt;</text:p>
      <text:p text:style-name="Preformatted_20_Text">&lt;/tree&gt;</text:p>
      <text:p text:style-name="P5"/>
      <text:p text:style-name="P6">Reload Instructions</text:p>
      <text:p text:style-name="P5">In many cases, the data manipulation caused by the services may require a reloading of the current listing. The &lt;reload_instruction&gt; tag will fire such a reloading : </text:p>
      <text:p text:style-name="Preformatted_20_Text">&lt;reload_instruction</text:p>
      <text:p text:style-name="Preformatted_20_Text"><text:tab/>object=« data|repository_list » [required, generally «data»]</text:p>
      <text:p text:style-name="Preformatted_20_Text"><text:tab/>node = « path to node to reload » <text:s/>[optional]</text:p>
      <text:p text:style-name="Preformatted_20_Text"><text:tab/>file = « file to select after reload » [optional] </text:p>
      <text:p text:style-name="Preformatted_20_Text">/&gt;</text:p>
      <text:p text:style-name="P5"><text:span text:style-name="T2">Example</text:span> : after moving a file, we need to both trigger a reload of the current folder, and a reload of the destination folder</text:p>
      <text:p text:style-name="Preformatted_20_Text"><text:span text:style-name="T3">&lt;?xml version="1.0" encoding="UTF-8"?&gt;</text:span><text:line-break/>&lt;tree&gt;</text:p>
      <text:p text:style-name="Preformatted_20_Text"><text:tab/>&lt;reload_instruction object=« data »/&gt;</text:p>
      <text:p text:style-name="Preformatted_20_Text"><text:tab/>&lt;reload_instruction object=« data » node=«/path/to/destination/folder»/&gt;</text:p>
      <text:p text:style-name="Preformatted_20_Text">&lt;/tree&gt;</text:p>
      <text:p text:style-name="Standard"/>
      <text:h text:style-name="Heading_20_1" text:outline-level="1"/>
      <text:h text:style-name="Heading_20_1" text:outline-level="1"/>
      <text:h text:style-name="P24" text:outline-level="1">Basic implementation for a driver : « ls » listing action.</text:h>
      <text:p text:style-name="P3">ls</text:p>
      <text:p text:style-name="Standard">Lists all data children inside a given node</text:p>
      <text:list xml:id="list34520604" text:style-name="L1">
        <text:list-item>
          <text:p text:style-name="P10">dir<text:tab/><text:tab/>: cf commons </text:p>
        </text:list-item>
        <text:list-item>
          <text:p text:style-name="P10">Pagination<text:tab/>: page can be appended to the dir value after a #</text:p>
        </text:list-item>
        <text:list-item>
          <text:p text:style-name="P10">options<text:tab/><text:tab/>: [l, d, z, f, a]</text:p>
          <text:list>
            <text:list-item>
              <text:p text:style-name="P10">l : list metadata</text:p>
            </text:list-item>
            <text:list-item>
              <text:p text:style-name="P10">d : include directories in listing</text:p>
            </text:list-item>
            <text:list-item>
              <text:p text:style-name="P10">z : include archive files in listing</text:p>
            </text:list-item>
            <text:list-item>
              <text:p text:style-name="P10">f : include files in listing</text:p>
            </text:list-item>
            <text:list-item>
              <text:p text:style-name="P10">a : « all », equivalent to dzf</text:p>
            </text:list-item>
          </text:list>
        </text:list-item>
      </text:list>
      <text:p text:style-name="Standard"/>
      <text:p text:style-name="Standard">Returns </text:p>
      <text:p text:style-name="Standard">If « l » is not set, minimal attributes are <text:span text:style-name="T1">text</text:span>, <text:span text:style-name="T1">icon,</text:span> and <text:span text:style-name="T1">filename</text:span>. For a folder, you can add <text:span text:style-name="T1">openicon</text:span> and you must add <text:span text:style-name="T1">src</text:span><text:span text:style-name="T4">.</text:span></text:p>
      <text:p text:style-name="Standard"/>
      <text:p text:style-name="P7">&lt;?xml version="1.0" encoding="UTF-8"?&gt;</text:p>
      <text:p text:style-name="P7">&lt;tree filename="/current/path" is_file="false"&gt;</text:p>
      <text:p text:style-name="P7"><text:tab/>&lt;tree </text:p>
      <text:p text:style-name="P7"><text:tab/><text:tab/>text="Musique" </text:p>
      <text:p text:style-name="P7"><text:tab/><text:tab/>icon="foldericon.png" </text:p>
      <text:p text:style-name="P7"><text:tab/><text:tab/>openicon="openfoldericon.png" </text:p>
      <text:p text:style-name="P7"><text:tab/><text:tab/>filename="/current/path/Musique" </text:p>
      <text:p text:style-name="P7"><text:tab/><text:tab/>src="content.php?dir=%2Fcurrent%2Fpath%2FMusique"</text:p>
      <text:p text:style-name="P7"><text:tab/>/&gt;</text:p>
      <text:p text:style-name="P7">&lt;/tree&gt;</text:p>
      <text:p text:style-name="Standard"/>
      <text:p text:style-name="Standard">If « l » is set, then we must send the listing with available metadata : </text:p>
      <text:p text:style-name="P4"/>
      <text:p text:style-name="P9">&lt;?xml version="1.0" encoding="UTF-8"?&gt;</text:p>
      <text:p text:style-name="P9">&lt;tree filename="/current/path" is_file="false"&gt;</text:p>
      <text:p text:style-name="P7"><text:tab/>&lt;!-- A FOLDER --&gt;</text:p>
      <text:p text:style-name="P7"><text:tab/>&lt;tree </text:p>
      <text:p text:style-name="P7"><text:tab/><text:tab/>text="tt" </text:p>
      <text:p text:style-name="P7"><text:tab/><text:tab/>is_file="0" </text:p>
      <text:p text:style-name="P7"><text:tab/><text:tab/>is_image="0" </text:p>
      <text:p text:style-name="P7"><text:tab/><text:tab/>mimestring="Directory" </text:p>
      <text:p text:style-name="P7"><text:tab/><text:tab/>modiftime="17/12/2007 19:18" </text:p>
      <text:p text:style-name="P7"><text:tab/><text:tab/>filesize="-" </text:p>
      <text:p text:style-name="P7"><text:tab/><text:tab/>filename="/current/path/tt" </text:p>
      <text:p text:style-name="P7"><text:tab/><text:tab/>icon="folder.png"</text:p>
      <text:p text:style-name="P7"><text:tab/>/&gt;</text:p>
      <text:p text:style-name="P7"/>
      <text:p text:style-name="P7"><text:tab/>&lt;!-- A FILE --&gt;</text:p>
      <text:p text:style-name="P7"><text:tab/>&lt;tree </text:p>
      <text:p text:style-name="P7"><text:tab/><text:tab/>text="mydoc.txt" </text:p>
      <text:p text:style-name="P7"><text:tab/><text:tab/>is_file="1" </text:p>
      <text:p text:style-name="P7"><text:tab/><text:tab/>is_image="0" </text:p>
      <text:p text:style-name="P7"><text:tab/><text:tab/>mimestring="Text File" </text:p>
      <text:p text:style-name="P7"><text:tab/><text:tab/>modiftime="12/12/2007 15:57" </text:p>
      <text:p text:style-name="P7"><text:tab/><text:tab/>filesize="119.63 Kb" </text:p>
      <text:p text:style-name="P7"><text:tab/><text:tab/>filename="/current/path/mydoc.txt" </text:p>
      <text:p text:style-name="P7"><text:tab/><text:tab/>icon="text2.png"</text:p>
      <text:p text:style-name="P7"><text:tab/>/&gt;</text:p>
      <text:p text:style-name="P7"/>
      <text:p text:style-name="P7"><text:tab/>&lt;!-- AN IMAGE FILE --&gt;</text:p>
      <text:p text:style-name="P7"><text:tab/>&lt;tree </text:p>
      <text:p text:style-name="P7"><text:tab/><text:tab/>text="20071207-eFlyCabaret-Recto.gif" </text:p>
      <text:p text:style-name="P7"><text:soft-page-break/><text:tab/><text:tab/>is_file="1" </text:p>
      <text:p text:style-name="P7"><text:tab/><text:tab/>is_image="1" </text:p>
      <text:p text:style-name="P7"><text:tab/><text:tab/>&lt;!-- IMAGE SPECIFIC ATTRIBUTES (needed only if is_image=1) --&gt;</text:p>
      <text:p text:style-name="P7"><text:tab/><text:tab/>image_type="image/gif" </text:p>
      <text:p text:style-name="P7"><text:tab/><text:tab/>image_width="344" </text:p>
      <text:p text:style-name="P7"><text:tab/><text:tab/>image_height="485" </text:p>
      <text:p text:style-name="P7"><text:tab/><text:tab/>&lt;!-- END OF IMAGE ATTRIBUTES --&gt;</text:p>
      <text:p text:style-name="P7"><text:tab/><text:tab/>mimestring="GIF picture" </text:p>
      <text:p text:style-name="P7"><text:tab/><text:tab/>modiftime="12/12/2007 15:57" </text:p>
      <text:p text:style-name="P7"><text:tab/><text:tab/>filesize="119.63 Kb" </text:p>
      <text:p text:style-name="P7"><text:tab/><text:tab/>filename="/current/path/20071207-eFlyCabaret-Recto.gif" </text:p>
      <text:p text:style-name="P7"><text:tab/><text:tab/>icon="image.png"</text:p>
      <text:p text:style-name="P7"><text:tab/>/&gt;</text:p>
      <text:p text:style-name="P7">&lt;/tree&gt;</text:p>
      <text:p text:style-name="P4"/>
      <text:h text:style-name="Heading_20_1" text:outline-level="1">File System Access actions</text:h>
      <text:p text:style-name="Standard"/>
      <text:p text:style-name="Standard">--- BASIC GET/SET</text:p>
      <text:p text:style-name="Standard"/>
      <text:p text:style-name="P3">upload</text:p>
      <text:p text:style-name="Standard">Post a file, either via the standard HTML uploader or via the Flash uploader</text:p>
      <text:p text:style-name="Standard">HTML Uploader</text:p>
      <text:list xml:id="list34495133" text:style-name="L10">
        <text:list-item>
          <text:p text:style-name="P19">dir<text:tab/>: cf. commons</text:p>
        </text:list-item>
        <text:list-item>
          <text:p text:style-name="P19">userfile_[index] : 0 to n $_FILES data</text:p>
        </text:list-item>
      </text:list>
      <text:p text:style-name="Standard">Flash Uploader</text:p>
      <text:list xml:id="list34525413" text:style-name="L13">
        <text:list-item>
          <text:p text:style-name="P23">dir <text:tab/>: base64_encoded dir location, call base64_decode before use</text:p>
        </text:list-item>
        <text:list-item>
          <text:p text:style-name="P23">Filedata<text:tab/>: unique $_FILES data.</text:p>
        </text:list-item>
      </text:list>
      <text:p text:style-name="Standard"/>
      <text:p text:style-name="P3">download</text:p>
      <text:p text:style-name="Standard">Trigger a browser download window. If multiple files selected and zip is enabled on server, creates an archive then triggers download</text:p>
      <text:list xml:id="list34500806" text:style-name="L2">
        <text:list-item>
          <text:p text:style-name="P11">file selection<text:tab/>: cf commons</text:p>
        </text:list-item>
      </text:list>
      <text:p text:style-name="Standard"/>
      <text:p text:style-name="P3">get_content</text:p>
      <text:p text:style-name="Standard">Reads a file and send it as plain text (used by editors)</text:p>
      <text:list xml:id="list34495170" text:style-name="L4">
        <text:list-item>
          <text:p text:style-name="P13">file<text:tab/><text:tab/>: unique file selection , cf commons</text:p>
        </text:list-item>
      </text:list>
      <text:p text:style-name="Standard"/>
      <text:p text:style-name="P3">put_content</text:p>
      <text:p text:style-name="Standard">Post a file content and save it inside the file</text:p>
      <text:list xml:id="list35725836" text:continue-numbering="true" text:style-name="L4">
        <text:list-item>
          <text:p text:style-name="P13">file<text:tab/><text:tab/>: unique file selection , cf commons</text:p>
        </text:list-item>
        <text:list-item>
          <text:p text:style-name="P13">content<text:tab/><text:tab/>: the content to save inside the file</text:p>
        </text:list-item>
      </text:list>
      <text:p text:style-name="Standard"/>
      <text:p text:style-name="P3">stat</text:p>
      <text:p text:style-name="Standard">Retrieve basic data concerning a filesystem node : file or folder, permissions and size if it's a file.</text:p>
      <text:list xml:id="list35697921" text:continue-numbering="true" text:style-name="L4">
        <text:list-item>
          <text:p text:style-name="P13">file<text:tab/><text:tab/>: unique file selection , cf commons</text:p>
        </text:list-item>
        <text:list-item>
          <text:p text:style-name="P13">format <text:tab/><text:tab/>: XML by default, maybe json too?</text:p>
        </text:list-item>
      </text:list>
      <text:p text:style-name="Standard"/>
      <text:p text:style-name="Standard">---- FILE MANIPULATION</text:p>
      <text:p text:style-name="Standard"/>
      <text:p text:style-name="P3">copy / move</text:p>
      <text:p text:style-name="Standard">Copy or move selection</text:p>
      <text:list xml:id="list34518046" text:style-name="L5">
        <text:list-item>
          <text:p text:style-name="P14">dir<text:tab/>: cf. commons</text:p>
        </text:list-item>
        <text:list-item>
          <text:p text:style-name="P14">file selection<text:tab/>: cf commons</text:p>
        </text:list-item>
        <text:list-item>
          <text:p text:style-name="P14">dest<text:tab/>: the destination node</text:p>
        </text:list-item>
      </text:list>
      <text:p text:style-name="Standard"/>
      <text:p text:style-name="P3">delete</text:p>
      <text:p text:style-name="Standard">Permanently delete the selection</text:p>
      <text:list xml:id="list35719128" text:continue-numbering="true" text:style-name="L5">
        <text:list-item>
          <text:p text:style-name="P14">dir<text:tab/>: cf. commons</text:p>
        </text:list-item>
        <text:list-item>
          <text:p text:style-name="P14">file selection<text:tab/>: cf commons</text:p>
        </text:list-item>
      </text:list>
      <text:p text:style-name="Standard"><text:soft-page-break/></text:p>
      <text:p text:style-name="P3">rename</text:p>
      <text:p text:style-name="Standard">Rename selected file</text:p>
      <text:list xml:id="list34513554" text:style-name="L6">
        <text:list-item>
          <text:p text:style-name="P15">dir<text:tab/>: cf commons</text:p>
        </text:list-item>
        <text:list-item>
          <text:p text:style-name="P15">file<text:tab/>: cf commons</text:p>
        </text:list-item>
      </text:list>
      <text:p text:style-name="Standard"/>
      <text:p text:style-name="P3"/>
      <text:p text:style-name="P3">mkdir</text:p>
      <text:p text:style-name="Standard">Creates a folder</text:p>
      <text:list xml:id="list34497993" text:style-name="L7">
        <text:list-item>
          <text:p text:style-name="P16">dir<text:tab/>: cf commons</text:p>
        </text:list-item>
        <text:list-item>
          <text:p text:style-name="P16">dirname<text:tab/>: name of the new folder</text:p>
        </text:list-item>
      </text:list>
      <text:p text:style-name="Standard"/>
      <text:p text:style-name="P3">mkfile</text:p>
      <text:p text:style-name="Standard">Creates an empty file. In the basic driver, if the file extension is « .html », an empty HTML skeleton is written inside the file.</text:p>
      <text:list xml:id="list34518493" text:style-name="L8">
        <text:list-item>
          <text:p text:style-name="P17">dir<text:tab/>: cf. commons</text:p>
        </text:list-item>
        <text:list-item>
          <text:p text:style-name="P17">filename : new file</text:p>
        </text:list-item>
      </text:list>
      <text:p text:style-name="Standard"/>
      <text:p text:style-name="P3">chmod</text:p>
      <text:p text:style-name="Standard">Change permission on file</text:p>
      <text:list xml:id="list34498601" text:style-name="L9">
        <text:list-item>
          <text:p text:style-name="P18">file selection <text:tab/>: cf. commons</text:p>
        </text:list-item>
        <text:list-item>
          <text:p text:style-name="P18">chmod_value <text:tab/>: the value for permission, like 0777, 0644, etc.</text:p>
        </text:list-item>
        <text:list-item>
          <text:p text:style-name="P18">recursive <text:tab/>: [« on », « off »] wether this should be applied recursively to children.</text:p>
        </text:list-item>
        <text:list-item>
          <text:p text:style-name="P18">recur_apply_to : [« file », « dir », « both »] If recursive, on which items to apply.</text:p>
        </text:list-item>
      </text:list>
      <text:p text:style-name="Standard"/>
      <text:p text:style-name="Standard"/>
      <text:p text:style-name="Standard">---- « BUSINESS » ORIENTED</text:p>
      <text:p text:style-name="Standard"/>
      <text:p text:style-name="P3">compress</text:p>
      <text:p text:style-name="Standard">If zip is enabled, creates a ZIP archive</text:p>
      <text:list xml:id="list34498373" text:style-name="L3">
        <text:list-item>
          <text:p text:style-name="P12">file selection<text:tab/>: cf commons</text:p>
        </text:list-item>
        <text:list-item>
          <text:p text:style-name="P12">archive_name : [optional] Name for the newly created archive</text:p>
        </text:list-item>
      </text:list>
      <text:p text:style-name="Standard"/>
      <text:p text:style-name="P3">public_url</text:p>
      <text:p text:style-name="Standard">Create a public link</text:p>
      <text:list xml:id="list34499603" text:style-name="L12">
        <text:list-item>
          <text:p text:style-name="P21">file<text:tab/><text:tab/>: cf commons, unique selection</text:p>
        </text:list-item>
        <text:list-item>
          <text:p text:style-name="P21">password<text:tab/>: a password to ask before allowing download</text:p>
        </text:list-item>
        <text:list-item>
          <text:p text:style-name="P21">expiration<text:tab/>: When this public link expir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02cm solid #000000" style:shadow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arles du Jeu</meta:initial-creator>
    <meta:creation-date>2010-05-25T09:44:08.56</meta:creation-date>
    <dc:date>2010-05-25T15:59:57.50</dc:date>
    <dc:creator>Charles du Jeu</dc:creator>
    <meta:editing-duration>PT02H34M04S</meta:editing-duration>
    <meta:editing-cycles>9</meta:editing-cycles>
    <meta:generator>OpenOffice.org/3.1$Win32 OpenOffice.org_project/310m19$Build-9420</meta:generator>
    <meta:document-statistic meta:table-count="0" meta:image-count="0" meta:object-count="0" meta:page-count="4" meta:paragraph-count="160" meta:word-count="877" meta:character-count="5719"/>
  </office:meta>
</office:document-meta>
</file>